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一 用户管理</text:h>
      <text:p text:style-name="Standard"/>
      <text:p text:style-name="Standard">1 用户的基本属性</text:p>
      <text:p text:style-name="Standard"/>
      <text:p text:style-name="Standard"><text:tab/>邮箱：登录用，验证用。</text:p>
      <text:p text:style-name="Standard"><text:tab/>用户名：全站唯一，登录用，标识</text:p>
      <text:p text:style-name="Standard"><text:tab/>密码：不用说了吧</text:p>
      <text:p text:style-name="Standard"/>
      <text:p text:style-name="Standard">2 用户进阶属性</text:p>
      <text:p text:style-name="Standard"><text:tab/></text:p>
      <text:p text:style-name="Standard"><text:tab/>并非注册所必须的信息。</text:p>
      <text:p text:style-name="Standard"/>
      <text:p text:style-name="Standard"><text:tab/>头像</text:p>
      <text:p text:style-name="Standard"><text:tab/>个性签名</text:p>
      <text:p text:style-name="Standard"><text:tab/>性别</text:p>
      <text:p text:style-name="Standard"><text:tab/>出生年月：可以推导出年龄</text:p>
      <text:p text:style-name="Standard"><text:tab/></text:p>
      <text:p text:style-name="Standard">3 用户权限组</text:p>
      <text:p text:style-name="Standard"/>
      <text:p text:style-name="Standard"><text:tab/>King ： 只有MOsky是</text:p>
      <text:p text:style-name="Standard"><text:tab/>超级管理员 ： 拥有绝对权限</text:p>
      <text:p text:style-name="Standard"><text:tab/>普通用户</text:p>
      <text:p text:style-name="Standard"/>
      <text:p text:style-name="Standard">4 用户状态组</text:p>
      <text:p text:style-name="Standard"/>
      <text:p text:style-name="Standard"><text:tab/>游客 ： 没有注册或尚未登录的用户</text:p>
      <text:p text:style-name="Standard"><text:tab/>未验证 : 邮箱尚未验证（不能设置进阶属性）</text:p>
      <text:p text:style-name="Standard"><text:tab/>普通用户： 完成邮箱验证</text:p>
      <text:p text:style-name="Standard"/>
      <text:p text:style-name="Standard">允许用户重复登录（不想搞被迫下线的玩意了，其实那个一点意思都没有）</text:p>
      <text:p text:style-name="Standard"/>
      <text:p text:style-name="Standard">因此，需要制作的功能就是：</text:p>
      <text:p text:style-name="Standard"/>
      <text:p text:style-name="P1"><text:tab/>登录</text:p>
      <text:p text:style-name="P1"><text:tab/>自动登录（1个月内）</text:p>
      <text:p text:style-name="P1"><text:tab/>注册</text:p>
      <text:p text:style-name="P1"><text:tab/>邮箱验证</text:p>
      <text:p text:style-name="P1"><text:tab/>使用邮箱修改密码（如果我懒得做就不做吧）</text:p>
      <text:p text:style-name="Standard"/>
      <text:h text:style-name="Heading_20_2" text:outline-level="2"><text:soft-page-break/>二 贴子组织</text:h>
      <text:p text:style-name="Standard"><text:tab/>所谓贴子，就是待翻译的文章。它按节点组织（Nodes 和 ruby-china一样）。</text:p>
      <text:p text:style-name="Standard"><text:tab/>节点是平级的，没有层次结构。</text:p>
      <text:p text:style-name="Standard"/>
      <text:p text:style-name="Standard"><text:tab/>贴子有浏览数（不同用户——IP点击数目）</text:p>
      <text:p text:style-name="Standard"><text:tab/>浏览数大于一定数目后，贴子将被归类为<text:span text:style-name="T1">浏览热门</text:span>。</text:p>
      <text:p text:style-name="Standard"><text:tab/>贴子可以被加为<text:span text:style-name="T1">精华</text:span>，目前貌似只有MOsky可以加精华。</text:p>
      <text:p text:style-name="Standard"><text:tab/>贴子可以被回复，因此有回复数（如果回贴被删，回复数下降）</text:p>
      <text:p text:style-name="Standard"><text:tab/>回复数大于一定数目，贴子被归为<text:span text:style-name="T1">讨论热门</text:span>。</text:p>
      <text:p text:style-name="Standard"/>
      <text:p text:style-name="Standard"><text:tab/>贴子分为两类：普通贴 翻译贴</text:p>
      <text:p text:style-name="Standard"/>
      <text:h text:style-name="Heading_20_2" text:outline-level="2">三 提醒系统</text:h>
      <text:p text:style-name="Standard"/>
      <text:p text:style-name="Standard"><text:tab/>被关注的贴子，如果有新的回复，将提醒用户。</text:p>
      <text:p text:style-name="Standard"><text:tab/>用户自己发的贴，自动设置成关注。（也就是说，自己的贴如果取消关注，也不会提醒。）</text:p>
      <text:p text:style-name="Standard"/>
      <text:p text:style-name="Standard"><text:tab/>本人的名字被AT一定会提醒。</text:p>
      <text:p text:style-name="Standard"/>
      <text:h text:style-name="Heading_20_2" text:outline-level="2">四 评论</text:h>
      <text:p text:style-name="Standard"/>
      <text:p text:style-name="Standard"><text:tab/>贴子的回复视为评论。因此，所谓贴子，一定是主题，而评论，一定是回复。</text:p>
      <text:p text:style-name="Standard"><text:tab/>在评论中可以AT某人，该人会被提醒。</text:p>
      <text:p text:style-name="Standard"/>
      <text:p text:style-name="Standard"><text:tab/>评论按照回复时间按顺序排列，从2楼开始，一直往后。</text:p>
      <text:p text:style-name="Standard"><text:tab/>评论可以被删除（目前只能被MOsky删除）</text:p>
      <text:p text:style-name="Standard"/>
      <text:h text:style-name="Heading_20_2" text:outline-level="2">五 翻译贴</text:h>
      <text:p text:style-name="Standard"/>
      <text:p text:style-name="Standard"><text:tab/>翻译贴是由<text:span text:style-name="T1">内容</text:span>和<text:span text:style-name="T1">段落</text:span>组成</text:p>
      <text:p text:style-name="Standard"><text:tab/></text:p>
      <text:p text:style-name="Standard"><text:tab/>内容是提交者自己想说的话，不参与翻译和审核。</text:p>
      <text:p text:style-name="Standard"><text:tab/>段落其实具体来说是段落列表。即翻译的原文段落的序列。</text:p>
      <text:p text:style-name="Standard"/>
      <text:p text:style-name="Standard"><text:tab/>段落由 一个原文 和 一组（0..N）译文构成。</text:p>
      <text:p text:style-name="Standard"/>
      <text:p text:style-name="Standard"><text:tab/>原文即要翻译的文字，文字个数要限制，以保证翻译贴的原文拆分得足够细，以免过长的原文打击翻<text:soft-page-break/>译的积极性。</text:p>
      <text:p text:style-name="Standard"><text:tab/></text:p>
      <text:p text:style-name="Standard"><text:tab/>段落如果没有译文，则显示“该段落还没有人翻译哦，我想要翻译！”。点击以后为其添加译文。</text:p>
      <text:p text:style-name="Standard"><text:tab/>如果段落有译文，则显示“顶”最多的译文。并在译文旁边显示“翻译不准确，我来翻译。”。点击以后为其添加译文。</text:p>
      <text:p text:style-name="Standard"><text:tab/>原则上，每个人只能为一段段落添加一段译文，但是允许编辑。</text:p>
      <text:p text:style-name="Standard"/>
      <text:p text:style-name="Standard"><text:tab/>此外，<text:span text:style-name="T1">当前显示译文发表时间之后，直到当前时间——这段时间内，有发布不足1星期的其他译文（争议版本）</text:span>，则显示“当前翻译存在争议，查看其他翻译版本”。</text:p>
      <text:p text:style-name="Standard"><text:tab/>否则，仅仅显示“查看其他翻译版本”。</text:p>
      <text:p text:style-name="Standard"/>
      <text:p text:style-name="Standard"><text:tab/>展开以后的版本分三部分：顶最多的3个翻译版本，<text:span text:style-name="T1">争议</text:span>版本，其他版本。每部分按照顶的数目排序。</text:p>
      <text:p text:style-name="Standard"><text:tab/>用户可以顶除了自己翻译的版本外的任意一个版本。也可以取消之前的顶。但是最终只能顶一个版本。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oZeyu </meta:initial-creator>
    <meta:creation-date>2014-02-02T10:43:37</meta:creation-date>
    <meta:generator>LibreOffice/3.5$Linux_X86_64 LibreOffice_project/350m1$Build-2</meta:generator>
    <dc:date>2014-02-02T14:43:50</dc:date>
    <dc:creator>TaoZeyu </dc:creator>
    <meta:editing-duration>PT3H57M31S</meta:editing-duration>
    <meta:editing-cycles>23</meta:editing-cycles>
    <meta:document-statistic meta:table-count="0" meta:image-count="0" meta:object-count="0" meta:page-count="3" meta:paragraph-count="61" meta:word-count="489" meta:character-count="1142" meta:non-whitespace-character-count="1219"/>
  </office:meta>
</office:document-meta>
</file>